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paragraph-rsid="000f93ee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paragraph-rsid="00100c69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paragraph-rsid="00110f82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paragraph-rsid="00120c16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paragraph-rsid="00155e2d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paragraph-rsid="00165749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d9127" officeooo:paragraph-rsid="000d9127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ea718" officeooo:paragraph-rsid="000ea718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ea718" officeooo:paragraph-rsid="000f93ee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f93ee" officeooo:paragraph-rsid="000f93ee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10f82" officeooo:paragraph-rsid="00110f82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20c16" officeooo:paragraph-rsid="00120c16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34743" officeooo:paragraph-rsid="0013474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3fcb8" officeooo:paragraph-rsid="0013fcb8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13fcb8" officeooo:paragraph-rsid="0014840a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165749" officeooo:paragraph-rsid="00165749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65749" officeooo:paragraph-rsid="0017211a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fo:font-weight="bold" officeooo:rsid="000f93ee" officeooo:paragraph-rsid="000f93e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style:font-name="Ubuntu" fo:font-size="14pt" fo:font-weight="bold" officeooo:rsid="00134743" officeooo:paragraph-rsid="0013474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style:font-name="Ubuntu" fo:font-size="14pt" fo:font-weight="bold" officeooo:rsid="00165749" officeooo:paragraph-rsid="0016574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/>
      <style:text-properties style:font-name="Ubuntu" fo:font-size="14pt" officeooo:paragraph-rsid="0014840a"/>
    </style:style>
    <style:style style:name="P23" style:family="paragraph" style:parent-style-name="Standard">
      <style:paragraph-properties fo:line-height="150%"/>
      <style:text-properties style:font-name="Ubuntu" officeooo:paragraph-rsid="000ea718"/>
    </style:style>
    <style:style style:name="P24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fo:background-color="transparent" style:font-size-asian="14pt" style:font-style-asian="normal" style:font-size-complex="14pt" style:font-style-complex="normal"/>
    </style:style>
    <style:style style:name="P25" style:family="paragraph" style:parent-style-name="Standard">
      <style:paragraph-properties fo:line-height="150%"/>
      <style:text-properties fo:color="#000000" loext:opacity="100%" style:font-name="Ubuntu" fo:font-size="14pt" officeooo:paragraph-rsid="000f93ee" fo:background-color="transparent" style:font-size-asian="14pt" style:font-size-complex="14pt"/>
    </style:style>
    <style:style style:name="P26" style:family="paragraph" style:parent-style-name="Standard">
      <style:paragraph-properties fo:line-height="150%"/>
      <style:text-properties fo:color="#000000" loext:opacity="100%" style:font-name="Ubuntu" fo:font-size="14pt" fo:background-color="transparent" style:font-size-asian="14pt" style:font-size-complex="14pt"/>
    </style:style>
    <style:style style:name="P27" style:family="paragraph" style:parent-style-name="Standard">
      <style:paragraph-properties fo:line-height="150%"/>
      <style:text-properties fo:color="#000000" loext:opacity="100%" style:font-name="Ubuntu" fo:font-size="14pt" officeooo:paragraph-rsid="00165749" fo:background-color="transparent" style:font-size-asian="14pt" style:font-size-complex="14pt"/>
    </style:style>
    <style:style style:name="P28" style:family="paragraph" style:parent-style-name="Standard">
      <style:paragraph-properties fo:line-height="150%"/>
      <style:text-properties fo:color="#000000" loext:opacity="100%" style:font-name="Ubuntu" fo:font-size="14pt" officeooo:paragraph-rsid="0017211a" fo:background-color="transparent" style:font-size-asian="14pt" style:font-size-complex="14pt"/>
    </style:style>
    <style:style style:name="P29" style:family="paragraph" style:parent-style-name="Standard">
      <style:paragraph-properties fo:line-height="150%"/>
      <style:text-properties fo:color="#000000" loext:opacity="100%" style:font-name="Ubuntu" fo:font-size="14pt" fo:font-weight="bold" officeooo:rsid="0013fcb8" officeooo:paragraph-rsid="0013fcb8" fo:background-color="transparent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50%"/>
      <style:text-properties fo:color="#000000" loext:opacity="100%" style:font-name="Ubuntu" fo:font-size="14pt" fo:font-weight="normal" officeooo:rsid="00165749" officeooo:paragraph-rsid="00165749" fo:background-color="transparent" style:font-size-asian="14pt" style:font-size-complex="14pt"/>
    </style:style>
    <style:style style:name="P31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transparent" style:font-size-asian="14pt" style:font-size-complex="14pt"/>
    </style:style>
    <style:style style:name="T1" style:family="text">
      <style:text-properties fo:background-color="#dddddd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5e2d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f93ee" style:font-weight-asian="normal" style:font-weight-complex="normal"/>
    </style:style>
    <style:style style:name="T7" style:family="text">
      <style:text-properties fo:font-weight="normal" officeooo:rsid="00165749"/>
    </style:style>
    <style:style style:name="T8" style:family="text">
      <style:text-properties fo:font-variant="normal" fo:text-transform="none" fo:color="#202124" loext:opacity="100%" fo:font-size="14pt" fo:letter-spacing="normal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14840a" fo:background-color="transparent" loext:char-shading-value="0" style:font-size-asian="14pt" style:font-size-complex="14pt"/>
    </style:style>
    <style:style style:name="T11" style:family="text">
      <style:text-properties fo:font-size="14pt" officeooo:rsid="000ea718" style:font-size-asian="14pt" style:font-size-complex="14pt"/>
    </style:style>
    <style:style style:name="T12" style:family="text">
      <style:text-properties fo:font-size="14pt" fo:font-weight="normal" officeooo:rsid="000ea718" style:font-size-asian="14pt" style:font-weight-asian="normal" style:font-size-complex="14pt" style:font-weight-complex="normal"/>
    </style:style>
    <style:style style:name="T13" style:family="text">
      <style:text-properties officeooo:rsid="000f93ee"/>
    </style:style>
    <style:style style:name="T14" style:family="text">
      <style:text-properties officeooo:rsid="000f9d94"/>
    </style:style>
    <style:style style:name="T15" style:family="text">
      <style:text-properties fo:color="#95e6cb" loext:opacity="100%"/>
    </style:style>
    <style:style style:name="T16" style:family="text">
      <style:text-properties fo:color="#f29668" loext:opacity="100%"/>
    </style:style>
    <style:style style:name="T17" style:family="text">
      <style:text-properties officeooo:rsid="00110f82"/>
    </style:style>
    <style:style style:name="T18" style:family="text">
      <style:text-properties officeooo:rsid="00134743"/>
    </style:style>
    <style:style style:name="T19" style:family="text">
      <style:text-properties officeooo:rsid="0014840a"/>
    </style:style>
    <style:style style:name="T20" style:family="text">
      <style:text-properties officeooo:rsid="0013fcb8" style:font-size-asian="14pt" style:font-size-complex="14pt"/>
    </style:style>
    <style:style style:name="T21" style:family="text">
      <style:text-properties officeooo:rsid="0014840a" style:font-size-asian="14pt" style:font-size-complex="14pt"/>
    </style:style>
    <style:style style:name="T22" style:family="text">
      <style:text-properties fo:color="#000000" loext:opacity="100%" fo:font-weight="normal" fo:background-color="transparent" loext:char-shading-value="0"/>
    </style:style>
    <style:style style:name="T23" style:family="text">
      <style:text-properties officeooo:rsid="00155e2d"/>
    </style:style>
    <style:style style:name="T24" style:family="text">
      <style:text-properties officeooo:rsid="00165749"/>
    </style:style>
    <style:style style:name="T25" style:family="text">
      <style:text-properties fo:color="#ff8f40" loext:opacity="100%"/>
    </style:style>
    <style:style style:name="T26" style:family="text">
      <style:text-properties fo:color="#aad94c" loext:opacity="100%"/>
    </style:style>
    <style:style style:name="T27" style:family="text">
      <style:text-properties fo:color="#ffb45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encontrar coisas dentro de um texto e fazer o que quiser: Extrair – substituir – validar - remover</text:p>
      <text:p text:style-name="P1">_____________________________________________________________________</text:p>
      <text:p text:style-name="P9">No metodo replace, quando a regex tiver algum grupo, é possível acessar ele usando cifrão + numero do grupo: <text:span text:style-name="T1">$1</text:span> ← Grupo 1, <text:span text:style-name="T1">$2</text:span> ← Grupo 2 etc.</text:p>
      <text:p text:style-name="P9">Com isso se torna possível não apenas substituir como adicionar coisas nos padrões encontrados:</text:p>
      <text:p text:style-name="P9"><text:span text:style-name="T2">Adicionando aspas:</text:span></text:p>
      <text:p text:style-name="P9"><text:span text:style-name="T5">string.replace(regex, “$1”)</text:span></text:p>
      <text:p text:style-name="P23"><text:span text:style-name="T12"><text:tab/><text:tab/></text:span><text:span text:style-name="T8">↓</text:span><text:span text:style-name="T11"><text:line-break/>string.replace(regex, ““$1””)</text:span></text:p>
      <text:p text:style-name="P8"/>
      <text:p text:style-name="P11">Dentro das aspas é possível adicionar qualquer coisa, tanto antes quanto depois (é impossivel adicionar qualquer coisa no meio do padrão encontrado):</text:p>
      <text:p text:style-name="P19">Adicionando setas antes e depois:</text:p>
      <text:p text:style-name="P10"><text:span text:style-name="T5">string.replace(regex, “→ $1 ←”)</text:span></text:p>
      <text:p text:style-name="P1"/>
      <text:p text:style-name="P1">É <text:span text:style-name="T13">possível adicionar tags html:</text:span></text:p>
      <text:p text:style-name="P10"><text:span text:style-name="T5">string.replace(regex, “&lt;</text:span><text:span text:style-name="T6">h1</text:span><text:span text:style-name="T5">&gt;$1&lt;/</text:span><text:span text:style-name="T6">h1</text:span><text:span text:style-name="T5">&gt;”)</text:span></text:p>
      <text:p text:style-name="P1"/>
      <text:p text:style-name="P2"><text:span text:style-name="T13">Se for adicionar em uma pagina irá aparecer como titulo de nivel 1</text:span></text:p>
      <text:p text:style-name="P1">_____________________________________________________________________</text:p>
      <text:p text:style-name="P24">regex + grupos + replace + função = muito poder</text:p>
      <text:p text:style-name="P2">_____________________________________________________________________</text:p>
      <text:p text:style-name="P29">Selecionando tags:</text:p>
      <text:p text:style-name="P25"><text:span text:style-name="T4">&lt;.+?&gt;.+?&lt;\/.+?&gt;</text:span></text:p>
      <text:p text:style-name="P2">&lt;(.+?)&gt;.+?&lt;\/\1&gt;</text:p>
      <text:p text:style-name="P2">&lt;(\w<text:span text:style-name="T14">[1-6]</text:span>)&gt;.+?&lt;\/\1&gt;</text:p>
      <text:p text:style-name="P2"><text:soft-page-break/>&lt;(.+?).*&gt;.+?&lt;\/\1&gt;</text:p>
      <text:p text:style-name="P3">_____________________________________________________________________</text:p>
      <text:p text:style-name="P20">Negação:</text:p>
      <text:p text:style-name="P3">É <text:span text:style-name="T17">possível pegar qualquer coisa menos algo especifico, ou seja, é possível negar coisas, </text:span><text:span text:style-name="T18">basicamente </text:span><text:span text:style-name="T17"><text:s/></text:span><text:span text:style-name="T18">vai identificar tudo menos o que esta dentro dos colchetes, </text:span><text:span text:style-name="T17">para fazer isso coloque ^ no começo:</text:span></text:p>
      <text:p text:style-name="P12">[^] ← negação</text:p>
      <text:p text:style-name="P12">[^rafael] ← Identifica qualquer coisa menos rafael</text:p>
      <text:p text:style-name="P4"><text:span text:style-name="T17">[^234] ← identifica qualquer coisa menos 2, 3 ou 4</text:span></text:p>
      <text:p text:style-name="P4">_____________________________________________________________________</text:p>
      <text:p text:style-name="P20">Conjunto:</text:p>
      <text:p text:style-name="P13">Os colchetes tambem funcionam como ‘ou’, tudo o que estiver dentro dos colchetes poderá ser identificado (separadamente):</text:p>
      <text:p text:style-name="P14">[] ← Conjunto</text:p>
      <text:p text:style-name="P13">[abc] ← Localiza a, b e c</text:p>
      <text:p text:style-name="P13">[123] ← Localiza 1, 2 e 3</text:p>
      <text:p text:style-name="P12"/>
      <text:p text:style-name="P13">Para encontrar sequencias, ou seja, identificar o que esta dentro dos colchetes em sequencia basta botar +:</text:p>
      <text:p text:style-name="P13">[abc]+ ← Localiza abc</text:p>
      <text:p text:style-name="P13">[123]+ ← Localiza 123</text:p>
      <text:p text:style-name="P5">_____________________________________________________________________</text:p>
      <text:p text:style-name="P15"><text:span text:style-name="T3">Conjunto de</text:span><text:span text:style-name="T2"> caracteres unicode</text:span>:</text:p>
      <text:p text:style-name="P16">Basta pegar o codigo do unicode sem o ‘U+’ e jogar dentro de colchetes, dentro deles coloque \u + codigo unicode: [\uCODIGO]</text:p>
      <text:p text:style-name="P22"><text:span text:style-name="T20">[</text:span><text:span text:style-name="T21">\u</text:span><text:span text:style-name="T9">0026</text:span><text:span text:style-name="T20">] ← </text:span><text:span text:style-name="T21">localiza o caractere &amp;</text:span></text:p>
      <text:p text:style-name="P22"><text:span text:style-name="T20">[</text:span><text:span text:style-name="T21">\u</text:span><text:span text:style-name="T10">0021</text:span><text:span text:style-name="T20">] ← </text:span><text:span text:style-name="T21">Localiza o caractere !</text:span></text:p>
      <text:p text:style-name="P22"><text:span text:style-name="T21">[\u</text:span><text:span text:style-name="T9">00A0-</text:span><text:span text:style-name="T10">\u00BA</text:span><text:span text:style-name="T21">] ← Localiza de um caractere até outro</text:span></text:p>
      <text:p text:style-name="P3"/>
      <text:p text:style-name="P3"><text:soft-page-break/>É <text:span text:style-name="T19">bom pra achar letras acentuadas, fazendo um intervalo </text:span><text:span text:style-name="T23">delas</text:span><text:span text:style-name="T19"> olhando na tabela unicode</text:span></text:p>
      <text:p text:style-name="P6">_____________________________________________________________________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_____________________________________________________________________</text:p>
      <text:p text:style-name="P21">Exemplos:</text:p>
      <text:p text:style-name="P27"><text:span text:style-name="T7">const cpfs = `</text:span><text:span text:style-name="T4">Os cpfs são: 254.224.877-45 215.978.456-12 047.258.369-96</text:span></text:p>
      <text:p text:style-name="P26"><text:span text:style-name="T4">963.987.321-00`</text:span></text:p>
      <text:p text:style-name="P26"/>
      <text:p text:style-name="P31">let reg = /(\d{3}\.){2}\d{3}-\d{2}/g</text:p>
      <text:p text:style-name="P1"><text:span text:style-name="T22">console.log(cpfs.match(reg))</text:span></text:p>
      <text:p text:style-name="P17">__________________________</text:p>
      <text:p text:style-name="P30">const ips = `</text:p>
      <text:p text:style-name="P28"><text:span text:style-name="T4">Os ips são: 0.0.0.0 </text:span></text:p>
      <text:p text:style-name="P28"><text:span text:style-name="T4">192.168.0.25 </text:span></text:p>
      <text:p text:style-name="P28"><text:span text:style-name="T4">10.10.5.12</text:span></text:p>
      <text:p text:style-name="P28"><text:span text:style-name="T4">255.255.255.255`</text:span></text:p>
      <text:p text:style-name="P28"/>
      <text:p text:style-name="P31">const reg = /((25[0-5]|2[0-4]\d|1\d{2}|[1-9]\d|\d)(\.)){3}(25[0-5]|2[0-4]\d|1\d{2}|[1-9]\d|\d)/g</text:p>
      <text:p text:style-name="P26"/>
      <text:p text:style-name="P1"><text:span text:style-name="T22">console.log(ips.match(reg))</text:span></text:p>
      <text:p text:style-name="P18">_____________________________________________________________________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06:52:18.147999242</meta:creation-date>
    <dc:date>2022-12-13T14:24:16.500799871</dc:date>
    <meta:editing-duration>PT39M4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59" meta:word-count="347" meta:character-count="2913" meta:non-whitespace-character-count="2618"/>
  </office:meta>
</office:document-meta>
</file>